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6232" calcext:value-type="float">
            <text:p>108.5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9264" calcext:value-type="float">
            <text:p>107.6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3568" calcext:value-type="float">
            <text:p>107.0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2944" calcext:value-type="float">
            <text:p>106.6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39336" calcext:value-type="float">
            <text:p>105.9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0176" calcext:value-type="float">
            <text:p>105.0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8536" calcext:value-type="float">
            <text:p>103.3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996" calcext:value-type="float">
            <text:p>102.5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8232" calcext:value-type="float">
            <text:p>101.6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012" calcext:value-type="float">
            <text:p>100.0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3032" calcext:value-type="float">
            <text:p>98.1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1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5712" calcext:value-type="float">
            <text:p>96.7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2264" calcext:value-type="float">
            <text:p>93.5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1384" calcext:value-type="float">
            <text:p>94.1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3944" calcext:value-type="float">
            <text:p>91.7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764" calcext:value-type="float">
            <text:p>91.6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4784" calcext:value-type="float">
            <text:p>90.8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792" calcext:value-type="float">
            <text:p>89.7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1896" calcext:value-type="float">
            <text:p>88.3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748" calcext:value-type="float">
            <text:p>82.7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199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652" calcext:value-type="float">
            <text:p>71.2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5896" calcext:value-type="float">
            <text:p>70.7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198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198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0896" calcext:value-type="float">
            <text:p>68.8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402</text:p>
          </table:table-cell>
          <table:table-cell office:value-type="string" calcext:value-type="string">
            <text:p>TWDB:1040402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1656" calcext:value-type="float">
            <text:p>63.5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